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al</text:p>
      <text:p text:style-name="P2">Project Name: Phoenix</text:p>
      <text:p text:style-name="P2">Curtis Aube, Wei Lin, Nick Guertin</text:p>
      <text:p text:style-name="P2">Last Revision: 11-6-07</text:p>
      <text:p text:style-name="P2"/>
      <text:p text:style-name="P2"><text:tab/>We propose to create a console game system. We will be using computer hardware as a base. The first step will be to create a simple bootable OS. The OS will also contain control and display libraries for the games. The second part will be a game stored along with the OS on a single disk. The game will be linked directly to the OS so that we will not need to create a file system. Other disks could be created with other games installed, creating the console fe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Curtis Aube</meta:initial-creator>
    <meta:creation-date>2007-11-06T07:27:24</meta:creation-date>
    <dc:creator>Curtis Aube</dc:creator>
    <dc:date>2007-11-06T07:38:21</dc:date>
    <dc:language>en-US</dc:language>
    <meta:editing-cycles>2</meta:editing-cycles>
    <meta:editing-duration>PT11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04" meta:character-count="551"/>
  </office:meta>
</office:document-meta>
</file>